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>
        <style:tab-stops/>
      </style:paragraph-properties>
      <style:text-properties style:font-name="Alegreya" officeooo:rsid="001209cc" officeooo:paragraph-rsid="001209cc"/>
    </style:style>
    <style:style style:name="P2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/>
      <style:text-properties style:font-name="Alegreya" officeooo:paragraph-rsid="00146c68"/>
    </style:style>
    <style:style style:name="P3" style:family="paragraph" style:parent-style-name="Standard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>
        <style:tab-stops/>
      </style:paragraph-properties>
      <style:text-properties style:font-name="Alegreya" fo:font-size="13pt" fo:font-weight="normal" officeooo:rsid="0014aa4a" officeooo:paragraph-rsid="0014aa4a" style:font-size-asian="13pt" style:font-weight-asian="normal" style:font-size-complex="13pt" style:font-weight-complex="normal"/>
    </style:style>
    <style:style style:name="P4" style:family="paragraph" style:parent-style-name="Standard" style:master-page-name="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 style:page-number="auto">
        <style:tab-stops/>
      </style:paragraph-properties>
      <style:text-properties style:font-name="Alegreya" fo:font-size="13pt" fo:font-weight="bold" officeooo:rsid="001209cc" officeooo:paragraph-rsid="001209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mm" fo:margin-right="0mm" fo:margin-top="1.5mm" fo:margin-bottom="1.5mm" loext:contextual-spacing="false" fo:line-height="120%" fo:text-indent="0mm" style:auto-text-indent="false">
        <style:tab-stops/>
      </style:paragraph-properties>
      <style:text-properties style:font-name="Alegreya" officeooo:rsid="001209cc" officeooo:paragraph-rsid="001209cc"/>
    </style:style>
    <style:style style:name="P6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" officeooo:rsid="001209cc" officeooo:paragraph-rsid="001209cc"/>
    </style:style>
    <style:style style:name="P7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" officeooo:rsid="001209cc" officeooo:paragraph-rsid="0014aa4a"/>
    </style:style>
    <style:style style:name="P8" style:family="paragraph" style:parent-style-name="Footer">
      <style:paragraph-properties fo:text-align="center" style:justify-single-word="false"/>
      <style:text-properties style:font-name="Alegreya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80%"/>
    </style:style>
    <style:style style:name="T4" style:family="text">
      <style:text-properties officeooo:rsid="00146c68"/>
    </style:style>
    <style:style style:name="T5" style:family="text">
      <style:text-properties officeooo:rsid="0014aa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mmended Readings in Stylometry</text:p>
      <text:p text:style-name="P3">v 0.1, April 2017</text:p>
      <text:p text:style-name="P5"/>
      <text:p text:style-name="P6">The following list of recommended readings in Stylometry contains contains three types of entries: either survey papers that help newcomers get a grip of the history and structure of the field; or outstanding papers that have proven to be milestones in the history of stylometry; or <text:span text:style-name="T5">particularly insightful</text:span> applications of stylometry to problems of authorship or other issues that demonstrate best practices or showcase the usefulness of stylometry in various areas. </text:p>
      <text:p text:style-name="P6"/>
      <text:p text:style-name="P7">This list is being published by the <text:span text:style-name="T5">'</text:span>Stylometry Group<text:span text:style-name="T5">' at https://github.com/christofs/stylometry-bibliography, April 2017</text:span>. See also <text:span text:style-name="T5">our</text:span> online<text:span text:style-name="T5">, sortable, searchable, machine-readable, and evolving</text:span> <text:span text:style-name="T2">Stylometry Bibliography</text:span> on Zotero<text:span text:style-name="T5">: </text:span>https://www.zotero.org/groups/stylometry_bibliography/items. Contact: Christof Schöch, c.schoech@gmail.com. </text:p>
      <text:p text:style-name="P1"/>
      <text:p text:style-name="Horizontal_20_Line"/>
      <text:p text:style-name="P1"/>
      <text:p text:style-name="P2">Argamon, Shlomo. “Interpreting Burrows’ Delta: Geometric and Probabilistic Foundations.” <text:span text:style-name="T1">Literary and Linguistic Computing</text:span> 23, no. 2 (2008): 131–47.</text:p>
      <text:p text:style-name="P2">Biber, Douglas. “The Multi-Dimensional Approach to Linguistic Analyses of Genre Variation: An Overview of Methodology and Findings.” <text:span text:style-name="T1">Computers and the Humanities</text:span> 26, no. 5–6 (1993): 331–45.</text:p>
      <text:p text:style-name="P2">Binongo, Jose Nilo G., and M.W.A. Smith. “The Application of Principal Component Analysis to Stylometry.” <text:span text:style-name="T1">Literary and Linguistic Computing</text:span> 14, no. 4 (1999): 445–65.</text:p>
      <text:p text:style-name="P2">Brunet, Étienne. “Peut-on mesurer la distance entre deux textes ?” <text:span text:style-name="T1">Corpus</text:span>, no. 2 (2003). http://corpus.revues.org/30.</text:p>
      <text:p text:style-name="P2">Burrows, John. “Delta: A Measure of Stylistic Difference and a Guide to Likely Authorship.” <text:span text:style-name="T1">Literary and Linguistic Computing</text:span> 17, no. 3 (2002): 267–87.</text:p>
      <text:p text:style-name="P2"><text:span text:style-name="T4">Burrows, John.</text:span> “The Englishing of Juvenal: Computational Stylistics and Translated Texts.” <text:span text:style-name="T1">Style</text:span> 36, no. 4 (2002): 677–99.</text:p>
      <text:p text:style-name="P2">Craig, Hugh. “Jonsonian Chronology and the Styles of <text:span text:style-name="T2">A Tale of a Tub</text:span>.” In <text:span text:style-name="T1">Re-Presenting Ben Jonson: Text, History, Performance</text:span>, edited by Martin Butler, 210–32. London: Macmillan, 1999.</text:p>
      <text:p text:style-name="P2"><text:span text:style-name="T4">Craig, Hugh</text:span>. “Stylistic Analysis and Authorship Studies.” In <text:span text:style-name="T1">A Companion to Digital Humanities</text:span>, edited by Susan Schreibman, Ray Siemens, and John Unsworth, 273–88. Oxford: Blackwell, 2004.</text:p>
      <text:p text:style-name="P2">Daelemans, W. “Explanation in Computational Stylometry.” In <text:span text:style-name="T1">Proceedings of the 14th International Conference on Computational Linguistics and Intelligent Text Processing, (Samos, Greece)</text:span>, 451–62. CICLing’13. Berlin / Heidelberg: Springer, 2013. doi:10.1007/978-3-642-37256-8<text:span text:style-name="T3">3</text:span>7.</text:p>
      <text:p text:style-name="P2"><text:soft-page-break/>Dalen-Oskam, Karina van, and Joris van Zundert. “Delta for Middle Dutch—Author and Copyist Distinction in Walewein.” <text:span text:style-name="T1">Literary and Linguistic Computing</text:span> 22, no. 3 (September 1, 2007): 345–62. doi:10.1093/llc/fqm012.</text:p>
      <text:p text:style-name="P2">Eder, Maciej. “Computational Stylistics and Biblical Translation: How Reliable Can a Dendrogram Be?” In <text:span text:style-name="T1">The Translator and the Computer</text:span>, edited by Tadeusz Piotrowski and Łukasz Grabowski, 155–70. Wrocław: WSF Press, 2012.</text:p>
      <text:p text:style-name="P2">Forsyth, Richard S., David I. Holmes, and Emily K. Tse. “Cicero, Sigonio, and Burrows: Investigating the Authenticity of the <text:span text:style-name="T2">Consolatio</text:span>.” <text:span text:style-name="T1">Consolatio</text:span> 14, no. 3 (1999): 375–400.</text:p>
      <text:p text:style-name="P2">Grieve, Jack W. “Quantitative Authorship Attribution: An Evaluation of Techniques.” <text:span text:style-name="T1">Literary And Linguistic Computing</text:span> 22, no. 3 (July 2007): 251–270.</text:p>
      <text:p text:style-name="P2">Halteren, Hans van, R. Harald Baayen, Fiona Tweedie, Marco Haverkort, and Anneke Neijt. “New Machine Learning Methods Demonstrate the Existence of a Human Stylome.” <text:span text:style-name="T1">Journal of Quantitative Linguistics</text:span> 12, no. 1 (2005): 65–77.</text:p>
      <text:p text:style-name="P2">Herrmann, J. Berenike, Christof Schöch, and Karina van Dalen-Oskam. “Revisiting Style, a Key Concept in Literary Studies.” <text:span text:style-name="T1">Journal of Literary Theory</text:span> 9, no. 1 (2015): 25–52. http://www.degruyter.com/view/j/jlt.2015.9.issue-1/jlt-2015-0003/jlt-2015-0003.xml.</text:p>
      <text:p text:style-name="P2">Holmes, David I. “Authorship Attribution.” <text:span text:style-name="T1">Computers and the Humanities</text:span> 28, no. 2 (1994): 87–106.</text:p>
      <text:p text:style-name="P2"><text:span text:style-name="T4">Holmes, David I.</text:span> “The Evolution of Stylometry in Humanities Scholarship.” <text:span text:style-name="T1">Literary and Linguistic Computing</text:span> 13, no. 3 (1998): 111–17. doi:10.1093/llc/13.3.111.</text:p>
      <text:p text:style-name="P2">Hoover, David L. “Quantitative Analysis and Literary Studies.” In <text:span text:style-name="T1">A Companion to Digital Literary Studies</text:span>, 517–33. Oxford: Blackwell, 2008. http://www.digitalhumanities.org/companion/view?docId=blackwell/9781405148641/9781405148641.xml&amp;chunk.id=ss1-6-9&amp;toc.depth=1&amp;toc.id=ss1-6-9&amp;brand=9781405148641_brand.</text:p>
      <text:p text:style-name="P2">Jockers, Matthew L. <text:span text:style-name="T1">Macroanalysis - Digital Methods and Literary History</text:span>. Champaign, IL: University of Illinois Press, 2013.</text:p>
      <text:p text:style-name="P2">Juola, Patrick. “Authorship Attribution.” <text:span text:style-name="T1">Foundations and Trends in Information Retrieval</text:span> 1, no. 3 (2006): 233–334.</text:p>
      <text:p text:style-name="P2"><text:span text:style-name="T4">Juola, Patrick</text:span>. “The Rowling Case: A Proposed Standard Protocol for Authorship Attribution.” <text:span text:style-name="T1">Digital Scholarship in the Humanities</text:span> 30, no. suppl. 1 (2015): 100–113.</text:p>
      <text:p text:style-name="P2">Kestemont, Mike. “Function Words in Authorship Attribution. From Black Magic to Theory?” In <text:span text:style-name="T1">Proceedings of the 3rd Workshop on Computational Linguistics for Literature (CLFL)</text:span>, 59–66. Gothenburg, Sweden: Association for Computational Linguistics, 2014. http://aclweb.org/anthology/W/W14/W14-0908.pdf.</text:p>
      <text:p text:style-name="P2">Kestemont, Mike, Kim Luyckx, Walter Daelemans, and Thomas Crombez. “Cross-Genre Authorship Verification Using Unmasking.” <text:span text:style-name="T1">English Studies</text:span> 93, no. 3 (2012): 340–56. doi:10.1080/0013838X.2012.668793.</text:p>
      <text:p text:style-name="P2">Kjell, Bradley. “Authorship Determination Using Letter Pair Frequency Features with Neural Network Classifiers.” <text:span text:style-name="T1">Literary and Linguistic Computing</text:span> 9, no. 2 (1994): 119–24.</text:p>
      <text:p text:style-name="P2"><text:soft-page-break/>Koppel, Moshe, Jonathan Schler, and Shlomo Argamon. “Computational Methods in Authorship Attribution.” <text:span text:style-name="T1">Journal of the American Society for Information Science and Technology</text:span> 60, no. 1 (2008): 9–26. http://onlinelibrary.wiley.com/doi/10.1002/asi.20961/full.</text:p>
      <text:p text:style-name="P2">Love, Harold. <text:span text:style-name="T1">Attributing Authorship : An Introduction</text:span>. Cambridge: Cambridge University Press, 2002.</text:p>
      <text:p text:style-name="P2">Milic, Louis T. “Progress in Stylistics: Theory, Statistics, Computers.” <text:span text:style-name="T1">Computers and the Humanities</text:span> 25, no. 6 (1991): 393–400.</text:p>
      <text:p text:style-name="P2">Mosteller, Frederick, and David L. Wallace. “Inference in an Authorship Problem.” <text:span text:style-name="T1">Journal of the American Statistical Association</text:span> 58, no. 302 (1963): 275–309. http://www.jstor.org/stable/2283270.</text:p>
      <text:p text:style-name="P2">Rudman, Joseph. “The State of Authorship Attribution Studies: Some Problems and Solutions.” <text:span text:style-name="T1">Computers and the Humanities</text:span> 31, no. 4 (1998): 351–65.</text:p>
      <text:p text:style-name="P2">Rybicki, Jan, and Maciej Eder. “Deeper Delta across Genres and Languages: Do We Really Need the Most Frequent Words?” <text:span text:style-name="T1">Literary and Linguistic Computing</text:span> 26, no. 3 (July 14, 2011): 315–21. doi:10.1093/llc/fqr031.</text:p>
      <text:p text:style-name="P2">Smith, Peter W. H., and W. Aldridge. “Improving Authorship Attribution: Optimizing Burrows’ Delta Method.” <text:span text:style-name="T1">Journal of Quantitative Linguistics</text:span> 18, no. 1 (2011): 63–88. doi:10.1080/09296174.2011.533591.</text:p>
      <text:p text:style-name="P2">Stamatatos, E., N. Fakotakis, and G. Kokkinakis. “Automatic Text Categorization in Terms of Genre and Author.” <text:span text:style-name="T1">Computational Linguistics</text:span> 26, no. 4 (2000): 471–95.</text:p>
      <text:p text:style-name="P2">Stamatatos, Efstathios. “A Survey of Modern Authorship Attribution Methods.” <text:span text:style-name="T1">Journal of the Association for Information Science and Technology</text:span> 60, no. 3 (2009): 538–556. doi:10.1002/asi.v60:3.</text:p>
      <text:p text:style-name="P2"><text:span text:style-name="T4">Stamatatos, Efstathios</text:span>. “On the Robustness of Authorship Attribution Based on Character N-Gram Features.” <text:span text:style-name="T1">Journal of Law and Policy</text:span> 11, no. 2 (2013): 420–440.</text:p>
      <text:p text:style-name="P2">Stewart, Larry L. “Charles Brockden Brown: Quantitative Analysis and Literary Interpretation.” <text:span text:style-name="T1">Literary and Linguistic Computing</text:span> 18, no. 2 (2003): 129–3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FreeSans" fo:font-family="FreeSans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FreeSans" fo:font-family="FreeSans" style:font-family-generic="swiss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egreya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04:31.991495051</meta:creation-date>
    <dc:date>2017-04-11T17:12:23.222960441</dc:date>
    <meta:editing-duration>PT2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950" meta:character-count="7176" meta:non-whitespace-character-count="6298"/>
  </office:meta>
</office:document-meta>
</file>